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63.404484mm" fo:page-width="95.4071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  <style:style style:family="graphic" style:name="style-3">
      <style:graphic-properties draw:fill="solid" draw:fill-color="#000000" draw:opacity="100.0%" draw:stroke="none"/>
    </style:style>
    <style:style style:family="graphic" style:name="style-4">
      <style:graphic-properties draw:fill="solid" draw:fill-color="#000000" draw:opacity="100.0%" draw:stroke="none"/>
    </style:style>
    <style:style style:family="graphic" style:name="style-5">
      <style:graphic-properties draw:fill="solid" draw:fill-color="#000000" draw:opacity="100.0%" draw:stroke="none"/>
    </style:style>
    <style:style style:family="graphic" style:name="style-6">
      <style:graphic-properties draw:fill="solid" draw:fill-color="#000000" draw:opacity="100.0%" draw:stroke="none"/>
    </style:style>
    <style:style style:family="graphic" style:name="style-7">
      <style:graphic-properties draw:fill="solid" draw:fill-color="#000000" draw:opacity="100.0%" draw:stroke="none"/>
    </style:style>
    <style:style style:family="graphic" style:name="style-8">
      <style:graphic-properties draw:fill="solid" draw:fill-color="#000000" draw:opacity="100.0%" draw:stroke="none"/>
    </style:style>
    <style:style style:family="graphic" style:name="style-9">
      <style:graphic-properties draw:fill="solid" draw:fill-color="#000000" draw:opacity="100.0%" draw:stroke="none"/>
    </style:style>
    <style:style style:family="graphic" style:name="style-10">
      <style:graphic-properties draw:fill="solid" draw:fill-color="#000000" draw:opacity="100.0%" draw:stroke="none"/>
    </style:style>
    <style:style style:family="graphic" style:name="style-11">
      <style:graphic-properties draw:fill="solid" draw:fill-color="#000000" draw:opacity="100.0%" draw:stroke="none"/>
    </style:style>
    <style:style style:family="graphic" style:name="style-12">
      <style:graphic-properties draw:fill="solid" draw:fill-color="#000000" draw:opacity="100.0%" draw:stroke="none"/>
    </style:style>
    <style:style style:family="graphic" style:name="style-13">
      <style:graphic-properties draw:fill="solid" draw:fill-color="#000000" draw:opacity="100.0%" draw:stroke="none"/>
    </style:style>
    <style:style style:family="graphic" style:name="style-14">
      <style:graphic-properties draw:fill="solid" draw:fill-color="#000000" draw:opacity="100.0%" draw:stroke="none"/>
    </style:style>
    <style:style style:family="graphic" style:name="style-15">
      <style:graphic-properties draw:fill="solid" draw:fill-color="#000000" draw:opacity="100.0%" draw:stroke="none"/>
    </style:style>
    <style:style style:family="graphic" style:name="style-16">
      <style:graphic-properties draw:fill="solid" draw:fill-color="#000000" draw:opacity="100.0%" draw:stroke="none"/>
    </style:style>
    <style:style style:family="graphic" style:name="style-17">
      <style:graphic-properties draw:fill="solid" draw:fill-color="#000000" draw:opacity="100.0%" draw:stroke="none"/>
    </style:style>
    <style:style style:family="graphic" style:name="style-18">
      <style:graphic-properties draw:fill="solid" draw:fill-color="#000000" draw:opacity="100.0%" draw:stroke="none"/>
    </style:style>
    <style:style style:family="graphic" style:name="style-19">
      <style:graphic-properties draw:fill="solid" draw:fill-color="#000000" draw:opacity="100.0%" draw:stroke="none"/>
    </style:style>
    <style:style style:family="graphic" style:name="style-20">
      <style:graphic-properties draw:fill="solid" draw:fill-color="#000000" draw:opacity="100.0%" draw:stroke="none"/>
    </style:style>
    <style:style style:family="graphic" style:name="style-21">
      <style:graphic-properties draw:fill="solid" draw:fill-color="#000000" draw:opacity="100.0%" draw:stroke="none"/>
    </style:style>
    <style:style style:family="graphic" style:name="style-22">
      <style:graphic-properties draw:fill="solid" draw:fill-color="#000000" draw:opacity="100.0%" draw:stroke="none"/>
    </style:style>
    <style:style style:family="graphic" style:name="style-23">
      <style:graphic-properties draw:fill="solid" draw:fill-color="#000000" draw:opacity="100.0%" draw:stroke="none"/>
    </style:style>
    <style:style style:family="graphic" style:name="style-24">
      <style:graphic-properties draw:fill="solid" draw:fill-color="#000000" draw:opacity="100.0%" draw:stroke="none"/>
    </style:style>
    <style:style style:family="graphic" style:name="style-25">
      <style:graphic-properties draw:fill="solid" draw:fill-color="#000000" draw:opacity="100.0%" draw:stroke="none"/>
    </style:style>
    <style:style style:family="graphic" style:name="style-26">
      <style:graphic-properties draw:fill="solid" draw:fill-color="#000000" draw:opacity="100.0%" draw:stroke="none"/>
    </style:style>
    <style:style style:family="graphic" style:name="style-27">
      <style:graphic-properties draw:fill="solid" draw:fill-color="#000000" draw:opacity="100.0%" draw:stroke="none"/>
    </style:style>
    <style:style style:family="graphic" style:name="style-28">
      <style:graphic-properties draw:fill="solid" draw:fill-color="#000000" draw:opacity="100.0%" draw:stroke="none"/>
    </style:style>
    <style:style style:family="graphic" style:name="style-29">
      <style:graphic-properties draw:fill="solid" draw:fill-color="#ffffff" draw:opacity="100.0%" draw:stroke="none"/>
    </style:style>
    <style:style style:family="graphic" style:name="style-30">
      <style:graphic-properties draw:fill="solid" draw:fill-color="#ffffff" draw:opacity="100.0%" draw:stroke="none"/>
    </style:style>
    <style:style style:family="graphic" style:name="style-31">
      <style:graphic-properties draw:fill="solid" draw:fill-color="#ffffff" draw:opacity="100.0%" draw:stroke="none"/>
    </style:style>
    <style:style style:family="graphic" style:name="style-32">
      <style:graphic-properties draw:fill="solid" draw:fill-color="#000000" draw:opacity="100.0%" draw:stroke="none"/>
    </style:style>
    <style:style style:family="graphic" style:name="style-33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Layer_1">
          <draw:g>
            <draw:path svg:d="M 3361.2332 916.4157 C 2801.6658 921.3105 2440.2717 916.20404 1875.3331 878.31573 C 1780.9829 871.99225 1695.3373 837.14655 1608.6332 827.51575 C 1548.9432 820.9011 1434.5902 835.13574 1341.9331 827.51575 C 1027.9258 801.7453 525.58765 744.22485 262.4331 637.01575 C 101.672165 571.5314 -58.612377 452.75992 21.133238 243.31578 C 91.40672 58.715996 509.15695 -13.382944 795.8332 2.0157993 C 1267.8235 27.36288 1629.3763 290.88788 2116.633 421.11578 C 2606.4832 552.0315 3103.9 642.5984 3361.2332 916.4157 z" svg:height="9.179702mm" draw:style-name="style-2" svg:viewBox="0.0 0.0 3361.2334 917.9702" svg:width="33.612335mm" svg:x="36.77106mm" svg:y="-4.6577054E-5mm"/>
            <draw:path svg:d="M 3126.7239 1169.2972 C 3090.7935 1154.9832 3045.2322 1239.8616 2974.324 1232.7972 C 2792.2112 977.95056 2454.7617 557.79224 2034.524 508.89725 C 1979.5436 502.49432 1933.4797 503.23514 1882.124 508.89725 C 1523.0051 548.6112 1194.7366 815.15247 1234.4241 1270.8972 C 1070.356 1156.8882 917.45325 976.6541 650.2241 927.9972 C 588.57623 916.7789 532.6962 924.82227 472.42413 915.29724 C 105.55291 857.2212 -118.655 523.6875 66.02417 115.19728 C 405.56396 -108.37562 996.9606 43.30997 1399.5242 153.2973 C 2097.2832 343.92957 2763.8215 694.7406 3202.924 1093.0973 C 3201.707 1125.7468 3153.3413 1111.2742 3152.1243 1143.8972 C 3196.9182 1142.1509 3208.9036 1107.5435 3253.724 1105.7972 C 3540.2942 1136.1979 3655.6523 1019.3579 3901.4238 915.29724 C 4190.799 792.7687 4180.4536 441.45496 3901.4238 305.69724 C 4160.4507 355.70346 4455.1177 370.07037 4511.024 623.1972 C 4563.014 536.996 4469.1934 487.46594 4460.2236 419.99722 C 4721.5 518.6339 5125.148 466.51096 5425.424 534.29724 C 5506.1743 552.527 5604.7847 603.962 5692.1235 635.8972 C 5957.342 732.867 6162.685 877.40894 6327.1235 1067.6971 C 6547.945 1323.2318 6697.6196 1668.9893 7127.2236 1778.8972 C 6772.391 1750.9043 6457.5366 1738.8129 6225.524 1575.6971 C 5956.125 1386.335 5873.628 1040.6832 5679.397 775.5973 C 5543.057 792.1337 5459.9253 789.8318 5361.897 839.0973 C 5209.7617 915.5883 5151.1035 1114.4757 4942.7974 1054.9973 C 4817.5967 1019.252 4745.2593 858.2267 4510.997 902.59735 C 4423.764 980.46423 4448.555 1170.3556 4244.297 1131.1973 C 4142.644 1242.4811 3954.9485 1442.2678 3799.7969 1245.4973 C 3799.7969 1283.5973 3799.7969 1321.6973 3799.7969 1359.7972 C 3692.7202 1432.2402 3560.0579 1544.5029 3406.097 1461.3972 C 3342.888 1464.3076 3334.3154 1537.7825 3266.397 1562.9971 C 3182.0742 1594.2972 3071.5312 1568.9237 2986.997 1575.6971 C 2990.9927 1421.1011 2970.9373 1218.4567 3126.7239 1169.2972 z" svg:height="17.78897mm" draw:style-name="style-3" svg:viewBox="0.0 0.0 7127.2236 1778.8971" svg:width="71.27224mm" svg:x="-1.05361265E-4mm" svg:y="3.8211381mm"/>
            <draw:path svg:d="M 1689.4252 1030.344 C 1465.6141 962.1344 1245.4808 1053.0983 1117.9253 1195.444 C 1010.6367 1315.168 996.6932 1464.2607 736.9253 1436.744 C 862.7081 1561.601 1059.8228 1528.1312 1232.2252 1576.444 C 1452.3057 1638.1448 1657.4371 1752.392 1816.4253 1855.8439 C 1835.052 1986.4421 1847.3286 2169.878 1803.7252 2300.3438 C 1643.7317 2211.6292 1580.8137 2095.7678 1448.1251 1970.1702 C 1341.1805 1868.9141 1201.5336 1689.4736 1079.8252 1639.9702 C 999.86804 1607.4531 939.5431 1630.6041 851.2253 1614.5703 C 638.2356 1575.8883 350.26324 1443.8081 216.22528 1309.7704 C 123.621124 1217.1663 6.066732 1041.9591 0.32529908 890.67053 C -6.2099524 718.40027 87.13504 360.94824 152.72525 268.37054 C 252.18208 128.03552 653.31683 -52.51617 876.62524 14.370488 C 1171.0535 102.58256 1557.0276 415.4259 1676.7251 623.97046 C 1746.1254 744.88513 1793.909 936.9726 1689.4252 1030.344 z M 470.22534 928.74414 C 274.56595 1199.8892 927.24005 1300.9071 711.52527 966.8442 C 658.1853 884.2677 542.9063 827.99066 470.22534 928.74414 z" svg:height="23.003437mm" draw:style-name="style-4" svg:viewBox="0.0 0.0 1833.4119 2300.3438" svg:width="18.33412mm" svg:x="12.214146mm" svg:y="9.147669mm"/>
            <draw:path svg:d="M 0.0 0.0 C 584.57025 31.22084 886.2217 295.0369 1206.5001 647.69995 C 1399.9637 860.71606 1549.03 1084.5006 1854.2003 1155.6998 C 1970.088 1182.7404 2093.3306 1168.1089 2235.1736 1219.1998 C 1834.4358 1352.0737 1382.6069 1146.3337 1130.2733 927.09985 C 774.3297 617.855 544.93604 134.54059 0.0 0.0 z" svg:height="12.611921mm" draw:style-name="style-5" svg:viewBox="0.0 0.0 2235.1736 1261.1921" svg:width="22.351736mm" svg:x="56.667397mm" svg:y="9.54511mm"/>
            <draw:path svg:d="M 0.0 0.0 C 860.6895 54.133785 1246.161 835.89813 2146.2998 914.3999 C 2541.4282 948.8487 2969.762 849.3653 3238.4998 685.7999 C 2991.0615 947.44635 2704.385 1153.5039 2260.5999 1193.7998 C 1098.1266 1299.3158 880.4541 205.74002 0.0 0.0 z" svg:height="12.009524mm" draw:style-name="style-6" svg:viewBox="0.0 0.0 3238.4998 1200.9524" svg:width="32.385mm" svg:x="60.731133mm" svg:y="9.67211mm"/>
            <draw:path svg:d="M 0.031894047 0.0 C 179.28693 60.404396 459.00497 -19.44689 647.7055 12.699987 C 763.22253 32.38497 869.47894 120.14729 990.6053 177.79993 C 1468.6017 405.36798 2102.9663 671.14197 2819.405 507.99988 C 2901.77 489.24094 2943.3357 439.89612 3048.0054 406.3999 C 3055.837 507.33838 2965.932 510.5928 2946.4055 584.1999 C 2643.8545 750.14667 2259.0444 893.0479 1841.5054 876.2999 C 1043.7867 844.33826 679.0319 199.07245 25.405424 38.09996 C 9.794702 32.543736 -0.6560484 21.854588 0.031894047 0.0 z" svg:height="8.776381mm" draw:style-name="style-7" svg:viewBox="0.0 0.0 3048.4875 877.63806" svg:width="30.484877mm" svg:x="64.92208mm" svg:y="9.54511mm"/>
            <draw:path svg:d="M 315.41193 543.27826 C 123.37747 520.6298 -44.394897 238.05495 10.585593 9.878272 C 36.488403 -15.627578 35.48273 15.487487 61.385544 22.57826 C 95.70192 246.5215 262.7601 337.697 315.41193 543.27826 z" svg:height="5.432783mm" draw:style-name="style-8" svg:viewBox="0.0 0.0 315.4119 543.2783" svg:width="3.154119mm" svg:x="56.180275mm" svg:y="12.113328mm"/>
            <draw:path svg:d="M 0.0 431.79987 C 25.320642 347.95346 81.835686 260.40277 25.400177 165.09993 C 72.31067 72.337006 140.59985 0.89949286 279.42657 0.0 C 285.5914 328.242 417.24802 531.04517 673.12665 609.6 C 487.52148 809.8365 109.987625 585.7608 0.0 431.79987 z" svg:height="6.8885913mm" draw:style-name="style-9" svg:viewBox="0.0 0.0 673.12665 688.85913" svg:width="6.731267mm" svg:x="52.857132mm" svg:y="12.212111mm"/>
            <draw:path svg:d="M 724.09375 56.41098 C 812.9409 477.4688 -14.517039 346.3943 0.1937866 5.6110306 C 191.88428 -35.664005 316.13257 164.96953 508.19366 145.31099 C 602.3324 135.6801 618.3662 73.68827 724.09375 56.41098 z" svg:height="3.2070189mm" draw:style-name="style-10" svg:viewBox="0.0 0.0 730.7708 320.70187" svg:width="7.3077083mm" svg:x="45.362194mm" svg:y="13.299mm"/>
            <draw:path svg:d="M 698.4736 203.80023 C 617.6698 735.163 29.13057 309.68655 0.0 0.60023385 C 66.198715 -7.6812167 68.4741 71.746666 114.300186 114.90022 C 245.95679 238.88388 511.4929 299.1296 698.4736 203.80023 z" svg:height="4.561696mm" draw:style-name="style-11" svg:viewBox="0.0 0.0 698.4736 456.1696" svg:width="6.9847355mm" svg:x="44.983395mm" svg:y="14.492107mm"/>
            <draw:path svg:d="M 558.79987 469.89993 C 558.1914 559.83185 509.0847 608.32996 457.19995 622.3 C 161.87198 701.8336 115.78144 266.64703 0.0 126.99997 C 19.632198 53.49873 132.10635 72.839745 152.39984 0.0 C 303.84732 140.65244 359.33044 377.26932 558.79987 469.89993 z" svg:height="6.319296mm" draw:style-name="style-12" svg:viewBox="0.0 0.0 558.79987 631.9296" svg:width="5.5879984mm" svg:x="42.6974mm" svg:y="14.75211mm"/>
            <draw:path svg:d="M 0.3782876 126.99997 C 126.42598 134.51405 166.88055 56.435608 228.97826 0.0 C 312.03076 114.776276 532.16425 262.78424 482.9784 457.20004 C 463.61105 533.7968 398.25894 568.37805 305.17838 558.7999 C 176.19402 545.5443 195.6409 447.4633 140.07825 330.19998 C 97.85094 241.06177 -7.0829005 213.01599 0.3782876 126.99997 z" svg:height="5.6036077mm" draw:style-name="style-13" svg:viewBox="0.0 0.0 490.06207 560.3608" svg:width="4.9006205mm" svg:x="39.51835mm" svg:y="16.27611mm"/>
            <draw:path svg:d="M 845.1188 241.30006 C 1001.4081 414.4698 709.62555 592.40204 451.41864 546.1 C 213.69052 503.44913 -45.918545 220.90059 6.918586 0.0 C 216.68048 179.67854 479.7026 354.30368 845.1188 241.30006 z" svg:height="5.53545mm" draw:style-name="style-14" svg:viewBox="0.0 0.0 889.00555 553.545" svg:width="8.890056mm" svg:x="52.66121mm" svg:y="17.038109mm"/>
            <draw:path svg:d="M 508.0003 431.80017 C 421.71964 509.11133 193.96626 492.20447 114.300186 419.1001 C 125.809494 272.12405 37.624073 224.84294 0.0 127.00008 C 147.45222 139.01222 170.18018 26.246782 279.39993 0.0 C 351.10257 144.33044 549.16943 215.29167 508.0003 431.80017 z" svg:height="4.8239784mm" draw:style-name="style-15" svg:viewBox="0.0 0.0 513.57324 482.39786" svg:width="5.135732mm" svg:x="35.83913mm" svg:y="17.673107mm"/>
            <draw:path svg:d="M 38.645893 0.0 C 95.79599 326.60168 507.59335 638.96875 876.84564 457.19995 C 948.2831 422.0103 967.41266 367.3209 1041.9458 317.49997 C 1184.7944 527.341 901.39923 675.9576 724.4458 698.5 C 338.8157 747.60675 -15.831963 379.86234 0.5458323 50.79995 C 26.660192 47.307552 12.478646 3.4926 38.645893 0.0 z" svg:height="7.029366mm" draw:style-name="style-16" svg:viewBox="0.0 0.0 1080.8611 702.9366" svg:width="10.808611mm" svg:x="51.70894mm" svg:y="17.927109mm"/>
            <draw:path svg:d="M 255.46162 215.89989 C 153.38533 345.9426 -96.35484 166.3434 39.561737 25.399975 C 84.17041 23.151041 81.33951 68.31543 115.761665 76.19992 C 114.094696 44.899754 113.83025 15.028354 128.46175 0.0 C 236.54381 6.217522 263.161 93.87407 255.46162 215.89989 z" svg:height="2.6084664mm" draw:style-name="style-17" svg:viewBox="0.0 0.0 256.69736 260.84665" svg:width="2.5669737mm" svg:x="16.901783mm" svg:y="18.18111mm"/>
            <draw:path svg:d="M 647.6998 426.4153 C 497.60162 426.04492 400.44672 532.9366 279.39993 515.3153 C 117.60728 491.741 56.753033 264.35803 0.0 108.915344 C 233.7329 117.40845 350.49338 -88.569565 533.4001 45.415306 C 590.10004 147.78247 677.65076 278.83066 647.6998 426.4153 z" svg:height="5.1727724mm" draw:style-name="style-18" svg:viewBox="0.0 0.0 653.7772 517.2772" svg:width="6.537772mm" svg:x="30.378134mm" svg:y="19.123957mm"/>
            <draw:path svg:d="M 190.52615 0.0 C 256.1427 343.2175 542.6602 707.7075 990.6263 622.29987 C 1049.0198 611.18744 1058.3066 557.5564 1117.6263 571.49994 C 1162.2085 985.7051 534.7493 910.69574 304.82632 711.1999 C 115.96675 547.34344 54.477455 277.8654 0.0 76.19992 C 60.615643 72.46953 144.51515 52.255367 190.52615 0.0 z" svg:height="8.721339mm" draw:style-name="style-19" svg:viewBox="0.0 0.0 1119.8851 872.1339" svg:width="11.198852mm" svg:x="49.174137mm" svg:y="19.070108mm"/>
            <draw:path svg:d="M 888.99994 60.718594 C 993.2987 417.5621 1427.8767 735.51184 1231.8999 1152.9185 C 1075.6106 809.066 766.65656 601.8445 355.60004 479.81848 C 251.98921 449.07382 80.989075 511.0393 0.0 403.61856 C 207.27457 432.45804 303.53 95.7758 431.79996 73.41868 C 611.4785 42.11851 667.676 303.1828 825.4999 365.51868 C 756.6023 248.12317 666.2737 152.18527 571.49994 60.718796 C 623.12006 -50.776733 812.66754 17.141638 888.99994 60.718594 z" svg:height="11.529185mm" draw:style-name="style-20" svg:viewBox="0.0 0.0 1282.041 1152.9185" svg:width="12.820411mm" svg:x="20.9804mm" svg:y="19.732924mm"/>
            <draw:path svg:d="M 292.10022 0.0 C 330.2794 355.83804 575.31006 749.19415 939.80005 787.4 C 1022.13837 796.052 1124.2147 736.8912 1206.4735 800.1001 C 1203.9598 948.63715 1015.4443 976.3391 914.37366 1003.3001 C 767.55646 1042.485 589.5978 912.89197 482.60013 825.50006 C 294.24316 671.6977 315.2775 446.61676 177.80002 266.70004 C 127.95245 201.48035 16.377794 179.07013 0.0 101.6001 C 125.597946 137.47746 210.1854 47.492657 292.10022 0.0 z" svg:height="10.104955mm" draw:style-name="style-21" svg:viewBox="0.0 0.0 1206.4735 1010.4954" svg:width="12.064734mm" svg:x="45.999393mm" svg:y="20.340109mm"/>
            <draw:path svg:d="M 177.80002 0.3871695 C 230.34607 -5.6188025 211.53424 59.786198 228.59998 89.28718 C 298.37042 185.70126 488.8441 173.3718 457.19995 343.28714 C 443.46814 416.94702 348.64148 462.9318 266.70004 457.58713 C 113.08296 447.5859 27.966639 230.97144 0.0 101.98707 C 80.51269 115.66618 137.10686 61.082752 177.80002 0.3871695 z" svg:height="4.5800796mm" draw:style-name="style-22" svg:viewBox="0.0 0.0 460.71652 458.00793" svg:width="4.6071653mm" svg:x="43.2054mm" svg:y="21.098236mm"/>
            <draw:path svg:d="M 304.8001 357.39883 C 239.73907 391.02747 132.9796 431.8262 50.79995 408.1988 C 5.820865 326.17798 26.140602 178.85797 0.0 77.99871 C 117.42217 -144.3571 345.36044 159.38464 304.8001 357.39883 z" svg:height="4.1522474mm" draw:style-name="style-23" svg:viewBox="0.0 0.0 309.57346 415.22476" svg:width="3.0957346mm" svg:x="40.411133mm" svg:y="22.100122mm"/>
            <draw:path svg:d="M 231.70459 7.2300572 C 338.51694 60.913994 278.3773 249.16496 333.3045 413.63007 C 368.891 520.1778 576.53577 702.4492 409.5046 756.53 C 259.4064 805.1339 176.03616 587.80524 92.00463 527.93005 C 168.68115 279.0628 -240.92036 -53.30666 231.70459 7.2300572 z" svg:height="7.63557mm" draw:style-name="style-24" svg:viewBox="0.0 0.0 473.68903 763.557" svg:width="4.7368903mm" svg:x="37.332085mm" svg:y="22.680809mm"/>
            <draw:path svg:d="M 431.80017 469.64548 C 387.58817 364.94986 220.68904 354.446 177.80002 469.64548 C 69.40023 379.0787 47.016468 202.4957 0.0 50.545403 C 31.591255 48.58755 39.31708 70.49493 63.499836 75.94537 C 340.78345 -154.34781 554.0113 186.25034 431.80017 469.64548 z" svg:height="4.6964545mm" draw:style-name="style-25" svg:viewBox="0.0 0.0 467.0485 469.64545" svg:width="4.670485mm" svg:x="33.299133mm" svg:y="23.898653mm"/>
            <draw:path svg:d="M 254.02599 0.46730834 C 268.7897 -1.5965191 276.6215 3.2719657 279.42615 13.167397 C 305.06412 313.49588 597.0057 347.52136 698.52606 571.96747 C 659.73804 595.5153 609.0705 602.76495 571.49976 571.96747 C 529.64264 602.077 522.2343 666.609 469.89984 686.26746 C 395.0227 684.94446 340.41284 663.38104 279.39993 648.16736 C 252.35942 395.8342 104.8543 263.9394 0.0 89.36732 C 98.371735 140.19371 230.29318 97.78109 254.02599 0.46730834 z" svg:height="6.862674mm" draw:style-name="style-26" svg:viewBox="0.0 0.0 698.52606 686.26746" svg:width="6.9852605mm" svg:x="45.491135mm" svg:y="25.034437mm"/>
            <draw:path svg:d="M 0.0 0.0 C 173.3284 160.15231 432.9641 358.43094 368.29993 673.10004 C 228.52043 735.83276 108.26737 618.3313 50.79995 520.69995 C 110.41073 336.0474 53.128616 145.33572 0.0 0.0 z" svg:height="6.9072223mm" draw:style-name="style-27" svg:viewBox="0.0 0.0 378.42142 690.7222" svg:width="3.7842143mm" svg:x="43.71313mm" svg:y="25.16611mm"/>
            <draw:path svg:d="M 0.0 25.868898 C 67.8128 14.544695 187.1135 -3.103008 228.59998 0.46892324 C 266.56763 76.8806 307.5252 220.02028 241.29987 292.56894 C 93.398285 315.9051 18.177183 172.89783 0.0 25.868898 z" svg:height="2.9508336mm" draw:style-name="style-28" svg:viewBox="0.0 0.0 276.41577 295.08337" svg:width="2.7641575mm" svg:x="41.300396mm" svg:y="26.30442mm"/>
            <draw:path svg:d="M 901.6996 63.499836 C 902.2551 123.348404 864.9754 145.33551 838.19977 177.80002 C 624.152 119.935745 484.16092 289.7453 317.49997 139.69997 C 222.48802 169.8362 100.54174 265.1655 0.0 177.80002 C 32.38497 62.018173 204.57568 86.042465 266.70004 0.0 C 364.70157 37.438362 428.8631 108.74376 584.2 88.87337 C 643.466 -73.527885 751.73376 51.487488 901.6996 63.499836 z" svg:height="2.1379435mm" draw:style-name="style-29" svg:viewBox="0.0 0.0 901.70575 213.79434" svg:width="9.017057mm" svg:x="52.349403mm" svg:y="38.37411mm"/>
            <draw:path svg:d="M 330.19986 0.0 C 374.59677 96.04388 120.411736 177.87956 0.0 114.300186 C 112.2626 76.35838 319.69583 63.18251 330.19986 0.0 z" svg:height="1.3677522mm" draw:style-name="style-30" svg:viewBox="0.0 0.0 335.3448 136.77522" svg:width="3.3534477mm" svg:x="42.824135mm" svg:y="61.61511mm"/>
            <draw:path svg:d="M 278.3885 92.10738 C 494.10327 426.17026 -158.57085 325.15234 37.088535 54.00732 C 109.769516 -46.74597 225.04852 9.531072 278.3885 92.10738 z M 164.06207 28.607546 C 149.43057 43.609455 149.6952 73.5073 151.36198 104.80747 C 116.93962 96.92298 119.77072 51.758587 75.162056 54.007523 C -60.754425 194.95114 188.98586 374.55017 291.06213 244.50743 C 298.78796 122.48161 272.17078 34.82507 164.06207 28.607546 z" svg:height="3.029598mm" draw:style-name="style-31" svg:viewBox="0.0 0.0 322.68448 302.9598" svg:width="3.2268448mm" svg:x="16.545513mm" svg:y="17.895035mm"/>
            <draw:path svg:d="M 457.20013 0.0 C 686.6996 25.637968 820.07605 108.1087 1104.9 203.22644 C 1336.437 280.5376 1607.3173 344.51382 1689.1 495.32626 C 1720.1091 552.50256 1715.0028 643.04333 1739.9 723.9262 C 1790.8057 889.3703 1857.2163 974.72485 1765.3002 1155.726 C 1633.4849 1274.5503 1423.2999 1199.5411 1282.7001 1269.9995 C 1182.8729 1320.0586 1145.8047 1489.3918 1092.2001 1587.4995 C 1025.4988 1709.6049 962.71313 1817.1576 927.1 1930.3997 C 1070.5308 1950.111 1189.2227 1780.9365 1320.8 1917.7261 C 978.64075 1975.8285 695.0076 2102.1406 342.90015 2120.9258 C 400.57935 2027.6337 542.8986 2095.4465 622.3001 2032.0258 C 524.51013 1984.3479 407.22037 2056.4998 292.1 2044.7257 C 191.55827 2034.4332 96.7845 1943.2844 0.0 1993.9258 C 8.995736 1930.9548 84.19039 1934.1562 139.69997 1917.7256 C 216.11163 2007.7367 493.26263 1959.9266 571.49994 1943.1259 C 527.26166 1905.0258 350.99622 1917.0381 304.7999 1841.5259 C 230.55782 1830.7046 213.62451 1901.5598 152.39984 1866.926 C 202.3532 1823.746 268.94876 1797.2085 342.89975 1778.0261 C 413.59634 1834.5411 490.4844 1847.1881 634.99976 1854.2262 C 685.6675 1856.6869 799.83527 1862.4548 787.39984 1866.926 C 856.509 1842.0289 1021.58264 1497.6205 1054.0996 1422.426 C 1200.044 1084.7913 1050.2368 594.7299 850.89966 381.02606 C 712.99927 233.15073 515.85834 202.88248 457.20013 0.0 z" svg:height="21.209259mm" draw:style-name="style-32" svg:viewBox="0.0 0.0 1811.124 2120.9258" svg:width="18.11124mm" svg:x="24.790396mm" svg:y="38.50111mm"/>
            <draw:path svg:d="M 0.0 0.0 C 231.35164 187.4837 459.7134 388.77875 800.1 431.79996 C 1080.6643 467.25403 1185.2274 664.5274 1358.9 838.19995 C 1477.9097 957.2096 1603.8513 1054.4174 1701.8 1155.7 C 1814.539 1106.4874 1803.0295 927.9466 1790.7001 787.4 C 1899.6289 794.0146 1915.6362 1000.2308 2006.6001 1066.7999 C 2171.4353 998.802 2113.6506 708.21014 2349.5002 711.1999 C 2388.738 752.3955 2445.015 776.552 2463.8005 838.19995 C 2521.7441 836.87695 2515.6057 771.472 2565.4004 762.00006 C 2634.1394 881.98865 2774.8445 959.1941 2921.0005 901.7 C 2965.424 882.62354 2959.2063 812.9322 3022.6003 812.8 C 3087.8467 963.45374 3172.5132 1094.687 3340.1003 1142.9736 C 3431.858 1042.5643 3594.4973 1073.3087 3721.1 1130.3002 C 3756.2368 1097.7299 3773.6729 1047.4061 3797.3003 1003.3001 C 3859.98 1024.9166 3904.8267 994.5159 3987.8 1003.3001 C 4082.812 1090.3215 4189.8887 1165.3044 4279.9 1257.3 C 4645.5537 1399.6194 4962.049 1591.1249 5194.3 1866.9003 C 5634.9897 1888.4373 5972.36 2139.8708 6235.6997 2374.9001 C 6382.147 2505.6042 6660.753 2605.299 6642.0737 2832.1 C 6626.119 3025.7485 6310.551 3222.228 6083.274 3124.2 C 5845.4927 3021.6208 5881.0527 2547.2761 5562.5737 2590.7998 C 5456.979 2836.8623 5756.196 2884.5933 5791.1743 3073.3733 C 5243.037 3302.4758 5294.525 2575.9565 4902.1743 2489.2 C 4893.337 2734.4421 5284.259 2813.394 5181.6006 3111.5 C 5109.7397 3137.1646 5118.4976 3064.113 5079.974 3060.7 C 5030.682 3056.3347 5009.648 3120.258 4940.3003 3111.5 C 4706.7 3081.9727 4879.42 2739.1519 4737.074 2590.7998 C 4572.556 2656.9724 4763.1357 2942.4045 4635.474 3047.9731 C 4574.7524 3053.7144 4581.896 3053.7144 4521.174 3047.9731 C 4482.6772 3001.9092 4511.676 2945.0764 4495.774 2895.5732 C 4425.3945 2905.6274 4432.247 2992.9136 4381.5 3022.5732 C 4298.6855 3028.5 4261.697 3033.3157 4191.0005 3009.8997 C 4281.144 2723.2764 4449.419 2514.7583 4584.7 2273.2998 C 4500.801 2213.4512 4461.484 2331.217 4406.9004 2374.8997 C 4407.5884 2416.5186 4443.016 2423.451 4432.301 2476.4995 C 4309.6924 2675.625 4203.674 2891.366 4089.4004 3098.7998 C 3726.736 3227.2285 3633.6555 3625.2146 3479.8005 3962.4263 C 3588.2534 4015.5544 3665.1147 3860.1648 3784.6008 3924.3262 C 3818.8909 3822.3557 4096.3325 3749.3838 4076.7004 3911.6526 C 4018.0955 3923.6912 4047.5432 3847.6497 3987.8271 3860.8525 C 3903.7427 3874.1348 3870.67 3938.4548 3835.4006 4000.5264 C 3725.5989 3940.016 3656.7273 4020.9524 3556.0007 4038.6265 C 3429.9797 4060.7456 3345.9744 4023.9685 3302.0007 4152.927 C 3148.9658 4236.72 3027.284 4154.435 2895.6006 4191.0 C 2895.5479 4144.381 2940.0771 4142.3433 2959.1003 4114.8 C 2811.8335 4140.5176 2614.772 4107.6826 2514.6003 4127.5 C 2500.6038 4048.945 2635.5151 4022.7512 2654.3003 4089.3997 C 2817.7864 4011.612 3115.337 4067.8362 3263.9006 3975.0996 C 3096.0752 4000.8699 2838.7683 3927.1572 2717.8005 3949.6995 C 2733.358 3840.9026 2838.53 3906.0432 2908.3005 3911.626 C 3054.5354 3923.2676 3236.0134 3901.1748 3352.8005 3886.2258 C 3532.3733 3580.1294 3890.1162 3025.3247 3657.6006 2578.1257 C 3600.874 2687.7427 3628.8933 2791.5122 3644.927 2933.7258 C 3398.6528 2930.207 3456.2527 2622.867 3378.2007 2451.1257 C 3248.8196 2598.7366 3400.4255 2788.4165 3454.401 2908.3257 C 3352.2454 2889.0903 3174.3394 2904.9126 3111.5007 2806.7258 C 3093.4297 2778.5212 3099.5945 2737.5898 3086.1006 2705.099 C 3072.7917 2673.0315 3039.0576 2641.123 3022.6006 2603.4993 C 2899.49 2322.0884 2949.4167 2091.1602 2667.0007 1968.4994 C 2516.2673 1903.0415 2268.247 1867.7723 2057.4006 1790.6993 C 1912.4355 1737.6769 1791.4414 1650.9727 1701.8007 1638.2994 C 1634.9404 1628.854 1591.1255 1654.5448 1536.7007 1638.2994 C 1438.9371 1609.0894 1415.3628 1503.5471 1333.5007 1435.073 C 1289.8444 1440.6294 1262.3278 1430.0725 1231.9008 1422.3994 C 911.67566 1192.2649 546.5242 1007.10944 355.60086 647.69946 C 148.32538 520.5413 25.50585 308.9011 0.0 0.0 z M 4508.5 1777.9999 C 4353.163 1797.8702 4289.0015 1726.5648 4191.0 1689.1265 C 4128.8755 1775.169 3956.6848 1751.1447 3924.2998 1866.9265 C 4024.8416 1954.292 4146.788 1858.936 4241.8 1828.8264 C 4408.461 1978.898 4548.4517 1809.0885 4762.5 1866.9265 C 4789.3022 1834.4358 4826.582 1812.4486 4826.0 1752.6263 C 4676.034 1740.5876 4567.766 1615.5724 4508.5 1777.9999 z M 2971.7732 4127.5 C 3092.185 4191.0527 3346.3704 4109.2437 3301.9731 4013.1997 C 3291.4695 4076.3826 3084.0364 4089.5583 2971.7732 4127.5 z" svg:height="41.921616mm" draw:style-name="style-33" svg:viewBox="0.0 0.0 6642.9673 4192.1616" svg:width="66.42967mm" svg:x="13.1064mm" svg:y="21.483109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63.404484mm" fo:page-width="95.4071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